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0pt" fo:font-weight="bold" officeooo:rsid="000c12d7" officeooo:paragraph-rsid="000c12d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fo:font-weight="bold" officeooo:paragraph-rsid="000fd7aa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1pt" fo:font-weight="bold" officeooo:rsid="00145d3e" officeooo:paragraph-rsid="00266bb9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bold" officeooo:rsid="000c12d7" officeooo:paragraph-rsid="000c12d7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Cascadia Mono Semi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officeooo:paragraph-rsid="001424c4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9pt" officeooo:paragraph-rsid="000fd7aa" style:font-size-asian="7.84999990463257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paragraph-rsid="001424c4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paragraph-rsid="0011b109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paragraph-rsid="00145d3e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0fd7aa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scadia Mono Light" fo:font-size="9pt" fo:font-weight="normal" officeooo:paragraph-rsid="001424c4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scadia Mono Light" fo:font-size="9pt" officeooo:paragraph-rsid="000c12d7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ascadia Mono Light" fo:font-size="9pt" officeooo:paragraph-rsid="0011b109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scadia Mono Light" fo:font-size="9pt" officeooo:paragraph-rsid="00145d3e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666666" loext:opacity="100%" style:font-name="Cascadia Mono Light" fo:font-size="9pt" fo:font-style="italic" fo:font-weight="normal" officeooo:rsid="000c12d7" officeooo:paragraph-rsid="001791c2" style:font-size-asian="7.84999990463257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scadia Mono Light" fo:font-size="9pt" fo:font-style="normal" fo:font-weight="normal" officeooo:rsid="000c12d7" officeooo:paragraph-rsid="001791c2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33" loext:opacity="100%" style:font-name="Cascadia Mono 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33" loext:opacity="100%" style:font-name="Cascadia Mono Semi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scadia Mono Light" fo:font-size="9pt" style:text-underline-style="none" fo:font-weight="normal" officeooo:rsid="000e8346" officeooo:paragraph-rsid="000fd7aa" style:font-size-asian="7.84999990463257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0fd7aa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1424c4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e8346" officeooo:paragraph-rsid="000c12d7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c12d7" officeooo:paragraph-rsid="0011b109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scadia Mono Light" fo:font-size="9pt" fo:font-weight="normal" officeooo:rsid="000c12d7" officeooo:paragraph-rsid="00145d3e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11pt" fo:font-weight="bold" officeooo:rsid="00145d3e" officeooo:paragraph-rsid="0015e874" style:font-size-asian="11pt" style:font-weight-asian="bold" style:font-size-complex="11pt" style:font-weight-complex="bold"/>
    </style:style>
    <style:style style:name="T1" style:family="text">
      <style:text-properties officeooo:rsid="0012b003"/>
    </style:style>
    <style:style style:name="T2" style:family="text">
      <style:text-properties fo:font-weight="normal" officeooo:rsid="000e8346" style:font-weight-asian="normal" style:font-weight-complex="normal"/>
    </style:style>
    <style:style style:name="T3" style:family="text">
      <style:text-properties fo:font-weight="normal" officeooo:rsid="000c12d7" style:font-weight-asian="normal" style:font-weight-complex="normal"/>
    </style:style>
    <style:style style:name="T4" style:family="text">
      <style:text-properties style:font-name="Calibri Light" officeooo:rsid="000c12d7"/>
    </style:style>
    <style:style style:name="T5" style:family="text">
      <style:text-properties style:font-name="Calibri Light" officeooo:rsid="0011b109"/>
    </style:style>
    <style:style style:name="T6" style:family="text">
      <style:text-properties style:font-name="Calibri Light" officeooo:rsid="000fd7aa"/>
    </style:style>
    <style:style style:name="T7" style:family="text">
      <style:text-properties style:font-name="Calibri Light" officeooo:rsid="000e8346"/>
    </style:style>
    <style:style style:name="T8" style:family="text">
      <style:text-properties style:font-name="Calibri Light" officeooo:rsid="001424c4"/>
    </style:style>
    <style:style style:name="T9" style:family="text">
      <style:text-properties style:font-name="Calibri Light" officeooo:rsid="0013d6a3"/>
    </style:style>
    <style:style style:name="T10" style:family="text">
      <style:text-properties style:font-name="Calibri Light" officeooo:rsid="000d2a3e"/>
    </style:style>
    <style:style style:name="T11" style:family="text">
      <style:text-properties style:font-name="Calibri Light" officeooo:rsid="00145d3e"/>
    </style:style>
    <style:style style:name="T12" style:family="text">
      <style:text-properties officeooo:rsid="0015e874"/>
    </style:style>
    <style:style style:name="T13" style:family="text">
      <style:text-properties officeooo:rsid="001791c2"/>
    </style:style>
    <style:style style:name="T14" style:family="text">
      <style:text-properties officeooo:rsid="000e8346"/>
    </style:style>
    <style:style style:name="T15" style:family="text">
      <style:text-properties officeooo:rsid="0013d6a3"/>
    </style:style>
    <style:style style:name="T16" style:family="text">
      <style:text-properties officeooo:rsid="000c12d7"/>
    </style:style>
    <style:style style:name="T17" style:family="text">
      <style:text-properties officeooo:rsid="0011b109"/>
    </style:style>
    <style:style style:name="T18" style:family="text">
      <style:text-properties officeooo:rsid="001424c4"/>
    </style:style>
    <style:style style:name="T19" style:family="text">
      <style:text-properties style:font-name="Cascadia Mono Light" fo:font-weight="normal" officeooo:rsid="000e8346" style:font-weight-asian="normal" style:font-weight-complex="normal"/>
    </style:style>
    <style:style style:name="T20" style:family="text">
      <style:text-properties officeooo:rsid="0026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2"/>
      <text:p text:style-name="P3">Ejercicio 1.- <text:span text:style-name="T14">Crea</text:span> un<text:span text:style-name="T14">a función</text:span> donde se muestren los primeros 30 números <text:span text:style-name="T14">(del </text:span><text:span text:style-name="T15">1</text:span> <text:span text:style-name="T14">al</text:span> 30<text:span text:style-name="T14">)</text:span>. <text:span text:style-name="T14">Realiza la función utilizando el bucle WHILE.</text:span></text:p>
      <text:p text:style-name="P6"><text:span text:style-name="T2"/></text:p>
      <text:p text:style-name="P21">num=1</text:p>
      <text:p text:style-name="P21">while [ $num -le 30 ] do</text:p>
      <text:p text:style-name="P21"><text:s text:c="4"/>echo "-&gt; $num"</text:p>
      <text:p text:style-name="P7"><text:span text:style-name="T19"><text:s text:c="4"/>n</text:span><text:span text:style-name="T2">um=$((num + 1))</text:span></text:p>
      <text:p text:style-name="P22">done</text:p>
      <text:p text:style-name="P6"><text:span text:style-name="T2"/></text:p>
      <text:p text:style-name="P4"><text:span text:style-name="T16">Ejercicio </text:span><text:span text:style-name="T17">2</text:span><text:span text:style-name="T16">.- </text:span><text:span text:style-name="T14">Crea</text:span><text:span text:style-name="T16"> un</text:span><text:span text:style-name="T14">a función</text:span><text:span text:style-name="T16"> donde se muestren los primeros 30 números </text:span><text:span text:style-name="T14">(</text:span><text:span text:style-name="T15">del 30 al 1</text:span><text:span text:style-name="T14">)</text:span><text:span text:style-name="T16">. </text:span><text:span text:style-name="T14">Realiza la función utilizando el bucle </text:span><text:span text:style-name="T17">FOR</text:span><text:span text:style-name="T14">.</text:span></text:p>
      <text:p text:style-name="P10"><text:span text:style-name="T2"/></text:p>
      <text:p text:style-name="P23">for (( i=30; i&gt;=1; i-- ))</text:p>
      <text:p text:style-name="P23">do</text:p>
      <text:p text:style-name="P23"><text:s text:c="4"/>echo "-&gt; $i"</text:p>
      <text:p text:style-name="P23">done</text:p>
      <text:p text:style-name="P10"><text:span text:style-name="T2"/></text:p>
      <text:p text:style-name="P4"><text:span text:style-name="T16">Ejercicio </text:span><text:span text:style-name="T17">3</text:span><text:span text:style-name="T16">.- </text:span><text:span text:style-name="T14">Crea</text:span><text:span text:style-name="T16"> un</text:span><text:span text:style-name="T14">a función</text:span><text:span text:style-name="T16"> donde se muestren los primeros 10 números </text:span><text:span text:style-name="T18">(de menor a mayor) </text:span><text:span text:style-name="T16">a partir del número dado por el usuario. </text:span><text:span text:style-name="T14">Realiza la función utilizando el bucle WHILE.</text:span></text:p>
      <text:p text:style-name="P8"><text:span text:style-name="T2"/></text:p>
      <text:p text:style-name="P24">echo "Da un número: "</text:p>
      <text:p text:style-name="P24">read num</text:p>
      <text:p text:style-name="P24">tope=$(($num+10))</text:p>
      <text:p text:style-name="P14"/>
      <text:p text:style-name="P24">while [ $num -le $tope ]; do</text:p>
      <text:p text:style-name="P24"><text:s text:c="4"/>echo "-&gt; $num"</text:p>
      <text:p text:style-name="P24"><text:s text:c="4"/>num=$(($num+1))</text:p>
      <text:p text:style-name="P24">done</text:p>
      <text:p text:style-name="P8"><text:span text:style-name="T2"/></text:p>
      <text:p text:style-name="P11"><text:span text:style-name="T4">Ejercicio </text:span><text:span text:style-name="T5">4</text:span><text:span text:style-name="T4">.- </text:span><text:span text:style-name="T6"><text:s/></text:span><text:span text:style-name="T7">Crea</text:span><text:span text:style-name="T4"> un</text:span><text:span text:style-name="T7">a función</text:span><text:span text:style-name="T4"> donde se muestren los </text:span><text:span text:style-name="T8">números contenidos en un rango dado por el usuario (de mayor a menor, ambos incluidos). El usuario insertará el número mínimo y máximo de dicho rango.</text:span><text:span text:style-name="T4"> </text:span><text:span text:style-name="T7">Realiza la función utilizando el bucle </text:span><text:span text:style-name="T5">FOR</text:span><text:span text:style-name="T7">.</text:span></text:p>
      <text:p text:style-name="P9"><text:span text:style-name="T2"/></text:p>
      <text:p text:style-name="P25">echo "Principio del rango: "</text:p>
      <text:p text:style-name="P25">read inicio</text:p>
      <text:p text:style-name="P25">echo "Fin del rango: "</text:p>
      <text:p text:style-name="P25">read fin</text:p>
      <text:p text:style-name="P15"/>
      <text:p text:style-name="P25">for ((i=$fin; i&gt;=inicio; i--))</text:p>
      <text:p text:style-name="P25">do</text:p>
      <text:p text:style-name="P25"><text:s text:c="8"/>echo "-&gt; $i"</text:p>
      <text:p text:style-name="P25">done</text:p>
      <text:p text:style-name="P9"><text:span text:style-name="T2"/></text:p>
      <text:p text:style-name="P11"><text:span text:style-name="T4">Ejercicio </text:span><text:span text:style-name="T5">5</text:span><text:span text:style-name="T4">.- </text:span><text:span text:style-name="T5">Crea una función</text:span><text:span text:style-name="T4"> donde se muestren los números pares del </text:span><text:span text:style-name="T5">menores que 20 (de </text:span><text:span text:style-name="T9">mayor a menor</text:span><text:span text:style-name="T5">)</text:span><text:span text:style-name="T4">. </text:span><text:span text:style-name="T7">Realiza la función utilizando el bucle WHILE.</text:span></text:p>
      <text:p text:style-name="P16"><text:span text:style-name="T2"/></text:p>
      <text:p text:style-name="P26">echo "Número pares menores que 20 de mayor a menor"</text:p>
      <text:p text:style-name="P16"><text:span text:style-name="T2"/></text:p>
      <text:p text:style-name="P26">i=20</text:p>
      <text:p text:style-name="P26">while [ $i -ge 1 <text:s/>]; do</text:p>
      <text:p text:style-name="P26"><text:s text:c="8"/>modulo=$(($i%2))</text:p>
      <text:p text:style-name="P26"><text:s text:c="8"/>if [ $modulo -eq 0 ]; then</text:p>
      <text:p text:style-name="P26"><text:s text:c="16"/>echo "-&gt; $i"</text:p>
      <text:p text:style-name="P26"><text:s text:c="8"/>fi</text:p>
      <text:p text:style-name="P26"><text:s text:c="8"/>i=$(($i-1))</text:p>
      <text:p text:style-name="P26">done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2"><text:soft-page-break/><text:span text:style-name="T4">Ejercicio </text:span><text:span text:style-name="T5">6</text:span><text:span text:style-name="T4">.- </text:span><text:span text:style-name="T5">Crea</text:span><text:span text:style-name="T4"> un</text:span><text:span text:style-name="T5">a función</text:span><text:span text:style-name="T4"> donde se muestren los números </text:span><text:span text:style-name="T10">divisibles entre 3, menores que el número dado por el usuario </text:span><text:span text:style-name="T5">(de </text:span><text:span text:style-name="T9">menor</text:span><text:span text:style-name="T5"> a mayor)</text:span><text:span text:style-name="T10">. </text:span><text:span text:style-name="T7">Realiza la función utilizando el bucle </text:span><text:span text:style-name="T5">FOR</text:span><text:span text:style-name="T7">.</text:span></text:p>
      <text:p text:style-name="P17"><text:span text:style-name="T3"/></text:p>
      <text:p text:style-name="P27">echo "De un número: "</text:p>
      <text:p text:style-name="P27">read num</text:p>
      <text:p text:style-name="P17"><text:span text:style-name="T3"/></text:p>
      <text:p text:style-name="P27">for (( i=0; i&lt;=$num; i++))</text:p>
      <text:p text:style-name="P27">do</text:p>
      <text:p text:style-name="P27"><text:s text:c="8"/>divisible=$(($i%3))</text:p>
      <text:p text:style-name="P27"><text:s text:c="8"/>if [ $divisible -eq 0 ]; then</text:p>
      <text:p text:style-name="P27"><text:s text:c="16"/>echo "-&gt; $i"</text:p>
      <text:p text:style-name="P27"><text:s text:c="8"/>fi</text:p>
      <text:p text:style-name="P27">done</text:p>
      <text:p text:style-name="P17"><text:span text:style-name="T3"/></text:p>
      <text:p text:style-name="P13"><text:span text:style-name="T4">Ejercicio </text:span><text:span text:style-name="T11">7</text:span><text:span text:style-name="T4">.- </text:span><text:span text:style-name="T5">Crea</text:span><text:span text:style-name="T4"> un</text:span><text:span text:style-name="T5">a función</text:span><text:span text:style-name="T4"> donde </text:span><text:span text:style-name="T11">el usuario deba pulsar la letra “a”</text:span><text:span text:style-name="T7">. </text:span><text:span text:style-name="T11">Cuando el usuario pulse la letra “a”, la función mostrará una frase y finalizará. </text:span><text:span text:style-name="T7">Realiza la función utilizando el bucle WHILE.</text:span></text:p>
      <text:p text:style-name="P18"><text:span text:style-name="T3"/></text:p>
      <text:p text:style-name="P28">fin=""</text:p>
      <text:p text:style-name="P28">while [ "$fin" != "fin" ]; do</text:p>
      <text:p text:style-name="P28"><text:s text:c="8"/>echo "Escribe una letra: "</text:p>
      <text:p text:style-name="P28"><text:s text:c="8"/>read letra</text:p>
      <text:p text:style-name="P28"><text:s text:c="8"/>if [ $letra = "a" ]; then</text:p>
      <text:p text:style-name="P28"><text:s text:c="16"/>echo "Has pulsado la letra 'a'. Saliendo..."</text:p>
      <text:p text:style-name="P28"><text:s text:c="16"/>fin="fin"</text:p>
      <text:p text:style-name="P28"><text:s text:c="8"/>fi</text:p>
      <text:p text:style-name="P28">done</text:p>
      <text:p text:style-name="P18"><text:span text:style-name="T3"/></text:p>
      <text:p text:style-name="P29">Ejercicio 8.- Crea una función donde el usuario tenga 10 oportunidades para acertar un número aleatorio del 1 al 100 generado por la máquina. Realiza la función utilizando el bucle FOR.</text:p>
      <text:p text:style-name="P5"><text:tab/>- <text:span text:style-name="T12">Si el usuario acierta el número, la función mostrará el número de intentos que ha necesitado</text:span></text:p>
      <text:p text:style-name="P5"><text:tab/>- <text:span text:style-name="T12">Si el usuario </text:span><text:span text:style-name="T20">no </text:span><text:span text:style-name="T12">acierta el número, la función mostrará </text:span><text:span text:style-name="T13">el número aleatorio que tenía que acertar</text:span></text:p>
      <text:p text:style-name="P19"/>
      <text:p text:style-name="P20">echo "Relación 4 - Ejercicio 8"</text:p>
      <text:p text:style-name="P20">echo ""</text:p>
      <text:p text:style-name="P20">echo "Adivina el número (1-100) en 10 intentos"</text:p>
      <text:p text:style-name="P20"/>
      <text:p text:style-name="P20">numSecreto=$(($RANDOM%100+1))</text:p>
      <text:p text:style-name="P20">acertado="no"</text:p>
      <text:p text:style-name="P20"/>
      <text:p text:style-name="P20">for (( i=1; i&lt;=10; i++))</text:p>
      <text:p text:style-name="P20">do</text:p>
      <text:p text:style-name="P20"><text:s text:c="8"/>echo "Número: "</text:p>
      <text:p text:style-name="P20"><text:s text:c="8"/>read num</text:p>
      <text:p text:style-name="P20"><text:s text:c="8"/>if [ $num -eq $numSecreto ]; then</text:p>
      <text:p text:style-name="P20"><text:s text:c="16"/>echo "Adivinaste el número en '$i' intentos"</text:p>
      <text:p text:style-name="P20"><text:s text:c="16"/>acertado="si"</text:p>
      <text:p text:style-name="P20"><text:s text:c="8"/>else</text:p>
      <text:p text:style-name="P20"><text:s text:c="16"/>echo "No es correcto, intenta otra vez."</text:p>
      <text:p text:style-name="P20"><text:s text:c="8"/>fi</text:p>
      <text:p text:style-name="P20"/>
      <text:p text:style-name="P20"><text:s text:c="8"/>#Salir del bucle si acertó</text:p>
      <text:p text:style-name="P20"><text:s text:c="8"/>if [ "$acertado" = "si" ]; then</text:p>
      <text:p text:style-name="P20"><text:s text:c="16"/>i=11</text:p>
      <text:p text:style-name="P20"><text:s text:c="8"/>fi</text:p>
      <text:p text:style-name="P20"/>
      <text:p text:style-name="P20">done</text:p>
      <text:p text:style-name="P20"/>
      <text:p text:style-name="P20">if [ "$acertado" = "no" ]; then</text:p>
      <text:p text:style-name="P20"><text:s text:c="8"/>echo "El número secreto era: '$numSecreto'"</text:p>
      <text:p text:style-name="P20">fi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scadia Mono Light" svg:font-family="'Cascadia Mono Light'" style:font-adornments="Light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3T20:35:06.115000000</dc:date>
    <meta:editing-duration>PT2H31M40S</meta:editing-duration>
    <meta:editing-cycles>17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85" meta:word-count="521" meta:character-count="3151" meta:non-whitespace-character-count="2396"/>
  </office:meta>
</office:document-meta>
</file>